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6pt" officeooo:rsid="00113c09" officeooo:paragraph-rsid="00113c0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bold" officeooo:rsid="00113c09" officeooo:paragraph-rsid="00113c0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1767c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size="12pt" fo:font-weight="bold" officeooo:rsid="0011767c" officeooo:paragraph-rsid="0014656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bold" officeooo:rsid="0014656b" officeooo:paragraph-rsid="0014656b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13c09" officeooo:paragraph-rsid="00113c0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1767c" officeooo:paragraph-rsid="001176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4656b" officeooo:paragraph-rsid="0014656b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1767c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2f20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2f20b" officeooo:paragraph-rsid="0012f20b"/>
    </style:style>
    <style:style style:name="T1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1767c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weight="normal" officeooo:rsid="0012f20b" style:font-size-asian="10.5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656b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7">Javascript esun lenguaje no compilado que funciona gracias a un interprete de código.</text:p>
      <text:p text:style-name="P7">Con Javascript podemos dar funcionalidad a nuestra página.</text:p>
      <text:p text:style-name="P7">Se emplea tanto en entorno servidor (backend) como en entorno cliente (frontend)</text:p>
      <text:p text:style-name="P8">Se utiliza para añadir características interctivas a nuestra página web.</text:p>
      <text:p text:style-name="P7"/>
      <text:p text:style-name="P2">framework</text:p>
      <text:p text:style-name="P7">Es un conjunto de herramientas basadas enun lenguaje de programación compuesta por bibliotecas de código y <text:s/>patrones de diseño avanzado que sirven como base para el desarrollo de diversas aplicaciones.</text:p>
      <text:p text:style-name="P7"/>
      <text:p text:style-name="P3">Librerias</text:p>
      <text:p text:style-name="P3"><text:span text:style-name="T4">Sirven de soporte a nuestra página para incluir alguna dependencia externa.</text:span></text:p>
      <text:p text:style-name="P3"><text:span text:style-name="T4"/></text:p>
      <text:p text:style-name="P3">Colocacion en HTML</text:p>
      <text:list xml:id="list1870330789" text:style-name="L1">
        <text:list-item>
          <text:p text:style-name="P10"><text:span text:style-name="T2">En un fichero independiente (con extensión js)</text:span></text:p>
          <text:list>
            <text:list-item>
              <text:p text:style-name="P10"><text:span text:style-name="T2">&lt;</text:span><text:span text:style-name="T3">script src=”script.js”&gt;&lt;/script&gt;</text:span></text:p>
            </text:list-item>
            <text:list-item>
              <text:p text:style-name="P11"><text:span text:style-name="T2">&lt;</text:span><text:span text:style-name="T3">script src=”script.js” async&gt;&lt;/script&gt; (carga asincrona más rápida)</text:span></text:p>
              <text:list>
                <text:list-item>
                  <text:p text:style-name="P12"><text:span text:style-name="T1">async: descarga el HTML y ejecuta el Javascript al mismo tiempo.</text:span></text:p>
                </text:list-item>
                <text:list-item>
                  <text:p text:style-name="P12"><text:span text:style-name="T1">defer: <text:s/>descarga el HTML y <text:s/>luego ejecuta el Javascript</text:span></text:p>
                </text:list-item>
              </text:list>
            </text:list-item>
          </text:list>
        </text:list-item>
        <text:list-item>
          <text:p text:style-name="P5"><text:span text:style-name="T4">Entre etiquetas &lt;script&gt;&lt;/script&gt;</text:span></text:p>
          <text:list>
            <text:list-item>
              <text:p text:style-name="P5"><text:span text:style-name="T5">A</text:span><text:span text:style-name="T4">ntes del css</text:span></text:p>
            </text:list-item>
            <text:list-item>
              <text:p text:style-name="P5"><text:span text:style-name="T5">antes dela etiqueta</text:span><text:span text:style-name="T4"> &lt;/body&gt; </text:span><text:span text:style-name="T5">(Evita afectar a la velocidad de carga de la página)</text:span></text:p>
            </text:list-item>
          </text:list>
        </text:list-item>
        <text:list-item>
          <text:p text:style-name="P4"><text:span text:style-name="T4">Dentro de una etiqueta (script en linea, no es recomendable)</text:span></text:p>
        </text:list-item>
      </text:list>
      <text:p text:style-name="P3"><text:span text:style-name="T4"/></text:p>
      <text:p text:style-name="P6">noscript</text:p>
      <text:p text:style-name="P6"><text:span text:style-name="T4">Se emplea para avisar al usuario que la página web necesita usar Javascript para funcionar correctamente e incluye un mensaje de aviso.</text:span></text:p>
      <text:p text:style-name="P6"><text:span text:style-name="T4"><text:tab/>&lt;body&gt;</text:span></text:p>
      <text:p text:style-name="P6"><text:span text:style-name="T4"><text:tab/><text:tab/>&lt;noscript&gt;</text:span></text:p>
      <text:p text:style-name="P6"><text:span text:style-name="T4"><text:tab/><text:tab/>&lt;p&gt;Esta web no funciona sin Javascript&lt;p&gt;</text:span></text:p>
      <text:p text:style-name="P6"><text:span text:style-name="T4"><text:tab/><text:tab/>&lt;/noscript&gt;</text:span></text:p>
      <text:p text:style-name="P6"><text:span text:style-name="T4"><text:tab/>&lt;/body&gt;</text:span></text:p>
      <text:p text:style-name="P9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9:10:42.144644913</meta:creation-date>
    <dc:date>2025-04-02T19:52:16.736023293</dc:date>
    <meta:editing-duration>PT33S</meta:editing-duration>
    <meta:editing-cycles>1</meta:editing-cycles>
    <meta:document-statistic meta:table-count="0" meta:image-count="0" meta:object-count="0" meta:page-count="1" meta:paragraph-count="26" meta:word-count="198" meta:character-count="1304" meta:non-whitespace-character-count="1130"/>
    <meta:generator>LibreOffice/7.3.7.2$Linux_X86_64 LibreOffice_project/30$Build-2</meta:generator>
  </office:meta>
</office:document-meta>
</file>